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Connect</text:h>
                    <text:list>
                        <text:list-item>
                            <text:h text:style-name="Heading_20_2" text:outline-level="2">Description</text:h>
                        </text:list-item>
                    </text:list>
                </text:list-item>
            </text:list>

            <text:p text:style-name="Standard"><text:span>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text:span text:style-name="T1">MQTTEvent</text:span><text:span> Ac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hat will be used to establish a connection with the serv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establish a connection with the server.</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